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5"/>
          <table:table-cell office:value-type="string" calcext:value-type="string">
            <text:p>Open La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lose Lab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lose La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4:33:47.848046748</meta:creation-date>
    <dc:date>2017-03-14T14:35:14.014688942</dc:date>
    <meta:editing-duration>PT1M27S</meta:editing-duration>
    <meta:editing-cycles>1</meta:editing-cycles>
    <meta:generator>LibreOffice/5.1.6.2$Linux_X86_64 LibreOffice_project/10m0$Build-2</meta:generator>
    <meta:document-statistic meta:table-count="1" meta:cell-count="3" meta:object-count="0"/>
  </office:meta>
</office:document-meta>
</file>